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49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32.61mm"/>
    </style:style>
    <style:style style:name="co8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7" style:family="table-cell" style:parent-style-name="Default">
      <style:table-cell-properties fo:background-color="#ffff00"/>
      <style:text-properties style:text-position="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style:font-name="Nimbus Sans L" style:font-name-asian="Droid Sans Fallback" style:font-name-complex="FreeSans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5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021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6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</table:table>
      <table:table table:name="Sheet2" table:style-name="ta1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3">0000/00/00</text:date>, <text:time style:data-style-name="N2" text:time-value="00:07:11.4663260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07-03T00:07:49.560043740</dc:date>
    <meta:editing-duration>PT9H16M42S</meta:editing-duration>
    <meta:editing-cycles>170</meta:editing-cycles>
    <meta:generator>LibreOffice/5.1.0.3$Linux_X86_64 LibreOffice_project/5e3e00a007d9b3b6efb6797a8b8e57b51ab1f737</meta:generator>
    <meta:document-statistic meta:table-count="3" meta:cell-count="524" meta:object-count="0"/>
  </office:meta>
</office:document-meta>
</file>